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b032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Montserrat" fo:font-size="12pt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212529" loext:opacity="100%" style:font-name="Montserrat" fo:font-size="12pt" fo:letter-spacing="normal" fo:font-style="normal" fo:font-weight="normal" officeooo:rsid="0012b032" officeooo:paragraph-rsid="0012b032"/>
    </style:style>
    <style:style style:name="T1" style:family="text">
      <style:text-properties officeooo:rsid="0012b032"/>
    </style:style>
    <style:style style:name="T2" style:family="text">
      <style:text-properties fo:font-variant="normal" fo:text-transform="none" fo:color="#212529" loext:opacity="100%" style:font-name="Montserrat" fo:font-size="12pt" fo:letter-spacing="normal" fo:font-style="normal" fo:font-weight="normal"/>
    </style:style>
    <style:style style:name="T3" style:family="text">
      <style:text-properties fo:font-variant="normal" fo:text-transform="none" fo:color="#212529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X é UI<text:line-break/></text:span><text:span text:style-name="T2">Enquanto o UI Design tem como principal foco a interface de um determinado aplicativo ou site, o UX Design observa esse e outros aspectos, que vão desde o caminho que um usuário faz para chegar ao seu objetivo final até experiências anteriores que uma pessoa teve com aquele produto ou serviço, que podem impactar positivamente ou não a sua interação. Logo, é mais do que a interface, que também é importante no contexto em questão.</text:span></text:p>
      <text:p text:style-name="P2">Outra diferença tem relação com navegação. Como falamos antes, o UI Design visa guiar os usuários por meio de um caminho entre o momento de acesso até o objetivo final. O UX Design, por sua vez, deseja tornar esse processo agradável e útil, de forma que o usuário não apenas siga pelo caminho, mas goste do processo e volte mais vezes.</text:p>
      <text:p text:style-name="P2">Abaixo, confira o webinar que realizamos com especialistas no tema, que trouxeram as melhores práticas de UX e UI em ambientes de inovação.</text:p>
      <text:p text:style-name="P3">Por fim, podemos elencar alguns pontos que são primordiais para diferenciar o trabalho de UX e UI Design. Tipografia, layouts, cores, design visual, modulações de voz são exemplos de preocupações que um UI Designer deve ter. Já itens como pesquisa, personas, usabilidade e objetivos estão sob a responsabilidade do UX Designer.</text:p>
      <text:p text:style-name="Text_20_body"><text:line-break/><text:span text:style-name="T2">User Experience é um conceito cada vez mais popular nas empresas. Em poucas palavras, trata-se de um conjunto de elementos e fatores relacionados à interação</text:span><text:span text:style-name="T3"> </text:span><text:span text:style-name="T2">que alguém faz com algum produto ou serviço. UX tem a ver com aspectos amplos, digitais ou analógicos. Eles podem ter relação com itens como hardware, software, usabilidade, experiência, design e a interface, que vamos descrever na sequência.</text:span></text:p>
      <text:p text:style-name="P2">Imagine que você está com fome e, por isso, decide acessar um app para pedir comida por delivery. O aplicativo tem uma boa exibição de seus botões e recursos? Ao mesmo tempo, quando você está nele, consegue ler e enxergar palavras e imagens com facilidade? O app tem um design atrativo e intuitivo? Por fim, como você se sente com as interações estabelece com aplicativo até, de fato, pedir comida — seu objetivo principal?</text:p>
      <text:p text:style-name="P2">O UX Design se preocupa com todas essas perguntas. Quem trabalha com isso se preocupa sempre com a experiência que um usuário tem quando usa um produto ou serviço. Além disso, é papel do UX Design observar pontos como a jornada do usuário, personas, testes de usabilidade e principalmente a opinião de quem usa aquela interface para descobrir pontos de melhoria que melhorem a experiência do usuário.    </text:p>
      <text:p text:style-name="P2">Voltando ao exemplo do app de delivery de comida, imagine que ele tem uma tela agradável, fácil de usar e bem intuitiva. Assim, é fácil para você acessar e passar por diferentes telas. Também , é fácil olhar a comida que deseja pedir e, por fim, realizar o seu pedido online. </text:p>
      <text:p text:style-name="P2"><text:soft-page-break/>Tudo é resultado de um bom trabalho não apenas do UX Design, mas também do User Interface Design (UI Design). É a pessoa que cria as interfaces de plataformas como aplicativos, sites, dashboards e uma série de outros pontos de contato com o usuário. O foco sempre é na maneira como uma pessoa se guia dentro daquela interface. Ou seja: não basta deixar tudo bonito, o produto/serviço precisa conduzir quem usa rumo ao seu objetivo final.</text:p>
      <text:p text:style-name="Text_20_body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0:27:07.652840726</meta:creation-date>
    <dc:date>2023-05-27T10:32:45.859581785</dc:date>
    <meta:editing-duration>PT5M39S</meta:editing-duration>
    <meta:editing-cycles>1</meta:editing-cycles>
    <meta:document-statistic meta:table-count="0" meta:image-count="0" meta:object-count="0" meta:page-count="2" meta:paragraph-count="9" meta:word-count="543" meta:character-count="3182" meta:non-whitespace-character-count="2641"/>
    <meta:generator>LibreOffice/7.5.3.2$Linux_X86_64 LibreOffice_project/50$Build-2</meta:generator>
  </office:meta>
</office:document-meta>
</file>